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41827" calcext:value-type="float">
            <text:p>4182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42248" calcext:value-type="float">
            <text:p>54224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379.288" calcext:value-type="float">
            <text:p>266379.28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30435" calcext:value-type="float">
            <text:p>130435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9931" calcext:value-type="float">
            <text:p>799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1260460" calcext:value-type="float">
            <text:p>1260460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1257" calcext:value-type="float">
            <text:p>4125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842091" calcext:value-type="float">
            <text:p>84209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37.85" calcext:value-type="float">
            <text:p>137.85</text:p>
          </table:table-cell>
          <table:table-cell office:value-type="float" office:value="20.75" calcext:value-type="float">
            <text:p>2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2.23" calcext:value-type="float">
            <text:p>72.23</text:p>
          </table:table-cell>
          <table:table-cell office:value-type="float" office:value="5.63" calcext:value-type="float">
            <text:p>5.6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98.35" calcext:value-type="float">
            <text:p>298.35</text:p>
          </table:table-cell>
          <table:table-cell office:value-type="float" office:value="27.43" calcext:value-type="float">
            <text:p>27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6.95" calcext:value-type="float">
            <text:p>76.95</text:p>
          </table:table-cell>
          <table:table-cell office:value-type="float" office:value="43.05" calcext:value-type="float">
            <text:p>43.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63.78" calcext:value-type="float">
            <text:p>263.78</text:p>
          </table:table-cell>
          <table:table-cell table:style-name="ce2" office:value-type="float" office:value="88.18" calcext:value-type="float">
            <text:p>8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4.7" calcext:value-type="float">
            <text:p>64.7</text:p>
          </table:table-cell>
          <table:table-cell office:value-type="float" office:value="9.31" calcext:value-type="float">
            <text:p>9.3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9.95" calcext:value-type="float">
            <text:p>2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58.93" calcext:value-type="float">
            <text:p>658.93</text:p>
          </table:table-cell>
          <table:table-cell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87" calcext:value-type="float">
            <text:p>87</text:p>
          </table:table-cell>
          <table:table-cell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79.666" calcext:value-type="float">
            <text:p>1079.666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04" calcext:value-type="float">
            <text:p>404</text:p>
          </table:table-cell>
          <table:table-cell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11:58:49.137089563</dc:date>
    <meta:editing-duration>PT8H56M44S</meta:editing-duration>
    <meta:editing-cycles>41</meta:editing-cycles>
    <meta:generator>LibreOffice/7.3.7.2$Linux_X86_64 LibreOffice_project/30$Build-2</meta:generator>
    <meta:document-statistic meta:table-count="1" meta:cell-count="265" meta:object-count="0"/>
  </office:meta>
</office:document-meta>
</file>